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300000149B46CF82DDE7B5E20.png" manifest:media-type="image/png"/>
  <manifest:file-entry manifest:full-path="Pictures/10000201000002FE000000E4C4E30B4C045909AB.png" manifest:media-type="image/png"/>
  <manifest:file-entry manifest:full-path="Pictures/10000201000002F0000000DA469CCC8E34DC799D.png" manifest:media-type="image/png"/>
  <manifest:file-entry manifest:full-path="Pictures/1000020100000313000000A35D7A7F0FD8F3C79A.png" manifest:media-type="image/png"/>
  <manifest:file-entry manifest:full-path="Pictures/10000201000002F2000001F9A2E60A566560D0B6.png" manifest:media-type="image/png"/>
  <manifest:file-entry manifest:full-path="Pictures/100002010000030600000223F43BF6C38CFEBD66.png" manifest:media-type="image/png"/>
  <manifest:file-entry manifest:full-path="Pictures/10000201000003060000021C41ECD2D623A07EE5.png" manifest:media-type="image/png"/>
  <manifest:file-entry manifest:full-path="Pictures/10000201000002FD0000020F990E38B28215DFBC.png" manifest:media-type="image/png"/>
  <manifest:file-entry manifest:full-path="Pictures/10000201000003A00000025F05B382822552C3B6.png" manifest:media-type="image/png"/>
  <manifest:file-entry manifest:full-path="Pictures/10000201000003240000014FB356B5ABD9C83D10.png" manifest:media-type="image/png"/>
  <manifest:file-entry manifest:full-path="Pictures/100002010000030200000208D4EEA920529D44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Medium" svg:font-family="SFMono-Medium, 'SF Mono', 'Segoe UI Mono', 'Roboto Mono', 'Ubuntu Mono', Menlo, Consolas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72b4d" style:font-name="SFMono-Medium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72b4d" style:font-name="SFMono-Medium" fo:font-size="10.5pt" fo:letter-spacing="normal" fo:font-style="normal" fo:font-weight="normal" officeooo:rsid="001bf063" officeooo:paragraph-rsid="001bf0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cm" svg:height="11.86cm" draw:z-index="0"><draw:image xlink:href="Pictures/10000201000003060000021C41ECD2D623A07EE5.png" xlink:type="simple" xlink:show="embed" xlink:actuate="onLoad" loext:mime-type="image/x-vclgraphic"/></draw:frame></text:p>
      <text:p text:style-name="P1"><draw:frame draw:style-name="fr1" draw:name="Imagen2" text:anchor-type="paragraph" svg:width="17cm" svg:height="12.014cm" draw:z-index="1"><draw:image xlink:href="Pictures/100002010000030600000223F43BF6C38CFEBD66.png" xlink:type="simple" xlink:show="embed" xlink:actuate="onLoad" loext:mime-type="image/x-vclgraphic"/></draw:frame><draw:frame draw:style-name="fr2" draw:name="Imagen3" text:anchor-type="paragraph" svg:x="0cm" svg:y="0.728cm" svg:width="17cm" svg:height="11.71cm" draw:z-index="2"><draw:image xlink:href="Pictures/10000201000002FD0000020F990E38B28215DFBC.png" xlink:type="simple" xlink:show="embed" xlink:actuate="onLoad" loext:mime-type="image/x-vclgraphic"/></draw:frame></text:p>
      <text:p text:style-name="P1"/>
      <text:p text:style-name="P1"><draw:frame draw:style-name="fr2" draw:name="Imagen4" text:anchor-type="paragraph" svg:x="-0.109cm" svg:y="0.138cm" svg:width="17cm" svg:height="11.12cm" draw:z-index="3"><draw:image xlink:href="Pictures/10000201000003A00000025F05B382822552C3B6.png" xlink:type="simple" xlink:show="embed" xlink:actuate="onLoad" loext:mime-type="image/x-vclgraphic"/></draw:frame><text:soft-page-break/></text:p>
      <text:p text:style-name="P2">Se clona cuando no tenemos archivos en nuestro repositorio </text:p>
      <text:p text:style-name="P2"/>
      <text:p text:style-name="P2"><draw:frame draw:style-name="fr1" draw:name="Imagen5" text:anchor-type="paragraph" svg:width="17cm" svg:height="11.479cm" draw:z-index="4"><draw:image xlink:href="Pictures/100002010000030200000208D4EEA920529D44AA.png" xlink:type="simple" xlink:show="embed" xlink:actuate="onLoad" loext:mime-type="image/x-vclgraphic"/></draw:frame></text:p>
      <text:p text:style-name="P2"><draw:frame draw:style-name="fr3" draw:name="Imagen6" text:anchor-type="paragraph" svg:width="17cm" svg:height="11.386cm" draw:z-index="5"><draw:image xlink:href="Pictures/10000201000002F2000001F9A2E60A566560D0B6.png" xlink:type="simple" xlink:show="embed" xlink:actuate="onLoad" loext:mime-type="image/x-vclgraphic"/></draw:frame><text:soft-page-break/></text:p>
      <text:p text:style-name="P2"><draw:frame draw:style-name="fr1" draw:name="Imagen7" text:anchor-type="paragraph" svg:width="17cm" svg:height="3.521cm" draw:z-index="6"><draw:image xlink:href="Pictures/1000020100000313000000A35D7A7F0FD8F3C79A.png" xlink:type="simple" xlink:show="embed" xlink:actuate="onLoad" loext:mime-type="image/x-vclgraphic"/></draw:frame></text:p>
      <text:p text:style-name="P2"><draw:frame draw:style-name="fr1" draw:name="Imagen8" text:anchor-type="paragraph" svg:width="17cm" svg:height="4.927cm" draw:z-index="7"><draw:image xlink:href="Pictures/10000201000002F0000000DA469CCC8E34DC799D.png" xlink:type="simple" xlink:show="embed" xlink:actuate="onLoad" loext:mime-type="image/x-vclgraphic"/></draw:frame></text:p>
      <text:p text:style-name="P2"><draw:frame draw:style-name="fr3" draw:name="Imagen9" text:anchor-type="paragraph" svg:width="17cm" svg:height="7.082cm" draw:z-index="8"><draw:image xlink:href="Pictures/10000201000003240000014FB356B5ABD9C83D10.png" xlink:type="simple" xlink:show="embed" xlink:actuate="onLoad" loext:mime-type="image/x-vclgraphic"/></draw:frame><text:soft-page-break/></text:p>
      <text:p text:style-name="P2"><draw:frame draw:style-name="fr1" draw:name="Imagen10" text:anchor-type="paragraph" svg:width="17cm" svg:height="5.059cm" draw:z-index="9"><draw:image xlink:href="Pictures/10000201000002FE000000E4C4E30B4C045909AB.png" xlink:type="simple" xlink:show="embed" xlink:actuate="onLoad" loext:mime-type="image/x-vclgraphic"/></draw:frame></text:p>
      <text:p text:style-name="P2"><draw:frame draw:style-name="fr1" draw:name="Imagen11" text:anchor-type="paragraph" svg:width="17cm" svg:height="6.334cm" draw:z-index="10"><draw:image xlink:href="Pictures/100002010000037300000149B46CF82DDE7B5E20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Medium" svg:font-family="SFMono-Medium, 'SF Mono', 'Segoe UI Mono', 'Roboto Mono', 'Ubuntu Mono', Menlo, Consolas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07:49:53.629248730</meta:creation-date>
    <dc:date>2020-05-28T09:07:47.672955469</dc:date>
    <meta:editing-duration>PT37M10S</meta:editing-duration>
    <meta:editing-cycles>1</meta:editing-cycles>
    <meta:document-statistic meta:table-count="0" meta:image-count="11" meta:object-count="0" meta:page-count="4" meta:paragraph-count="1" meta:word-count="9" meta:character-count="59" meta:non-whitespace-character-count="50"/>
    <meta:generator>LibreOffice/6.0.7.3$Linux_X86_64 LibreOffice_project/00m0$Build-3</meta:generator>
  </office:meta>
</office:document-meta>
</file>